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Droid Sans Mono" svg:font-family="'Droid Sans Mono', monospace, monospace, 'Droid Sans Fallback'"/>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fbdc" officeooo:paragraph-rsid="001cfbdc"/>
    </style:style>
    <style:style style:name="P3" style:family="paragraph" style:parent-style-name="Standard">
      <style:text-properties officeooo:rsid="001cfbdc" officeooo:paragraph-rsid="002f2b5d"/>
    </style:style>
    <style:style style:name="P4" style:family="paragraph" style:parent-style-name="Standard">
      <style:text-properties officeooo:rsid="001cfbdc" officeooo:paragraph-rsid="001fc455"/>
    </style:style>
    <style:style style:name="P5" style:family="paragraph" style:parent-style-name="Standard">
      <style:text-properties fo:color="#000000" style:font-name="Menlo-Regular" fo:font-size="11pt" officeooo:rsid="002197ee" officeooo:paragraph-rsid="002197ee" style:font-size-asian="11pt"/>
    </style:style>
    <style:style style:name="P6" style:family="paragraph" style:parent-style-name="Standard">
      <style:text-properties officeooo:rsid="001ed9e7" officeooo:paragraph-rsid="001ed9e7"/>
    </style:style>
    <style:style style:name="P7" style:family="paragraph" style:parent-style-name="Standard">
      <style:text-properties officeooo:rsid="001fc455" officeooo:paragraph-rsid="001fc455"/>
    </style:style>
    <style:style style:name="P8" style:family="paragraph" style:parent-style-name="Standard">
      <style:text-properties officeooo:paragraph-rsid="001fc455"/>
    </style:style>
    <style:style style:name="P9" style:family="paragraph" style:parent-style-name="Standard">
      <style:text-properties officeooo:rsid="001fd7e8" officeooo:paragraph-rsid="001fd7e8"/>
    </style:style>
    <style:style style:name="P10" style:family="paragraph" style:parent-style-name="Standard">
      <style:text-properties officeooo:rsid="002197ee" officeooo:paragraph-rsid="002197ee"/>
    </style:style>
    <style:style style:name="P11" style:family="paragraph" style:parent-style-name="Standard">
      <style:text-properties officeooo:rsid="002197ee" officeooo:paragraph-rsid="00284223"/>
    </style:style>
    <style:style style:name="P12" style:family="paragraph" style:parent-style-name="Standard">
      <style:text-properties officeooo:rsid="00284223" officeooo:paragraph-rsid="00284223"/>
    </style:style>
    <style:style style:name="P13" style:family="paragraph" style:parent-style-name="Standard">
      <style:text-properties officeooo:paragraph-rsid="002a16c0"/>
    </style:style>
    <style:style style:name="P14" style:family="paragraph" style:parent-style-name="Standard">
      <style:text-properties officeooo:paragraph-rsid="002197ee"/>
    </style:style>
    <style:style style:name="P15" style:family="paragraph" style:parent-style-name="Standard">
      <style:text-properties fo:font-style="italic" officeooo:rsid="002bfaff" officeooo:paragraph-rsid="002bfaff" style:font-style-asian="italic" style:font-style-complex="italic"/>
    </style:style>
    <style:style style:name="P16" style:family="paragraph" style:parent-style-name="Standard">
      <style:text-properties fo:font-style="italic" officeooo:rsid="0031272e" officeooo:paragraph-rsid="0031272e" style:font-style-asian="italic" style:font-style-complex="italic"/>
    </style:style>
    <style:style style:name="P17" style:family="paragraph" style:parent-style-name="Standard">
      <style:text-properties fo:font-style="italic" officeooo:rsid="001fd7e8" officeooo:paragraph-rsid="001fd7e8" style:font-style-asian="italic" style:font-style-complex="italic"/>
    </style:style>
    <style:style style:name="P18" style:family="paragraph" style:parent-style-name="Standard">
      <style:text-properties fo:font-style="italic" officeooo:rsid="00284223" officeooo:paragraph-rsid="00284223" style:font-style-asian="italic" style:font-style-complex="italic"/>
    </style:style>
    <style:style style:name="P19" style:family="paragraph" style:parent-style-name="Standard">
      <style:text-properties fo:font-style="italic" officeooo:rsid="002197ee" officeooo:paragraph-rsid="002197ee" style:font-style-asian="italic" style:font-style-complex="italic"/>
    </style:style>
    <style:style style:name="P20" style:family="paragraph" style:parent-style-name="Standard">
      <style:text-properties fo:font-style="italic" officeooo:rsid="002197ee" officeooo:paragraph-rsid="00284223" style:font-style-asian="italic" style:font-style-complex="italic"/>
    </style:style>
    <style:style style:name="P21" style:family="paragraph" style:parent-style-name="Standard">
      <style:text-properties fo:font-style="italic" officeooo:rsid="002197ee" officeooo:paragraph-rsid="002615cc" style:font-style-asian="italic" style:font-style-complex="italic"/>
    </style:style>
    <style:style style:name="P22" style:family="paragraph" style:parent-style-name="Standard">
      <style:text-properties fo:font-style="italic" officeooo:rsid="002615cc" officeooo:paragraph-rsid="002a16c0" style:font-style-asian="italic" style:font-style-complex="italic"/>
    </style:style>
    <style:style style:name="P23" style:family="paragraph" style:parent-style-name="Standard">
      <style:text-properties fo:font-style="italic" officeooo:rsid="0022ed14" officeooo:paragraph-rsid="0022ed14" style:font-style-asian="italic" style:font-style-complex="italic"/>
    </style:style>
    <style:style style:name="P24" style:family="paragraph" style:parent-style-name="Standard">
      <style:text-properties fo:font-style="italic" officeooo:rsid="0022ed14" officeooo:paragraph-rsid="0054ab82" style:font-style-asian="italic" style:font-style-complex="italic"/>
    </style:style>
    <style:style style:name="P25" style:family="paragraph" style:parent-style-name="Standard">
      <style:text-properties fo:font-style="italic" officeooo:rsid="0022ed14" officeooo:paragraph-rsid="0056a190" style:font-style-asian="italic" style:font-style-complex="italic"/>
    </style:style>
    <style:style style:name="P26" style:family="paragraph" style:parent-style-name="Standard">
      <style:text-properties fo:font-style="italic" officeooo:rsid="0022ed14" officeooo:paragraph-rsid="005c03c5" style:font-style-asian="italic" style:font-style-complex="italic"/>
    </style:style>
    <style:style style:name="P27" style:family="paragraph" style:parent-style-name="Standard">
      <style:text-properties fo:font-style="italic" officeooo:rsid="0022ed14" officeooo:paragraph-rsid="0062d70c" style:font-style-asian="italic" style:font-style-complex="italic"/>
    </style:style>
    <style:style style:name="P28" style:family="paragraph" style:parent-style-name="Standard">
      <style:text-properties fo:font-style="italic" officeooo:rsid="00245f78" officeooo:paragraph-rsid="00245f78" style:font-style-asian="italic" style:font-style-complex="italic"/>
    </style:style>
    <style:style style:name="P29" style:family="paragraph" style:parent-style-name="Standard">
      <style:text-properties fo:font-style="italic" officeooo:rsid="00245f78" officeooo:paragraph-rsid="0054ab82" style:font-style-asian="italic" style:font-style-complex="italic"/>
    </style:style>
    <style:style style:name="P30" style:family="paragraph" style:parent-style-name="Standard">
      <style:text-properties fo:font-style="italic" officeooo:rsid="00245f78" officeooo:paragraph-rsid="0056a190" style:font-style-asian="italic" style:font-style-complex="italic"/>
    </style:style>
    <style:style style:name="P31" style:family="paragraph" style:parent-style-name="Standard">
      <style:text-properties fo:font-style="italic" officeooo:rsid="00245f78" officeooo:paragraph-rsid="0058df00" style:font-style-asian="italic" style:font-style-complex="italic"/>
    </style:style>
    <style:style style:name="P32" style:family="paragraph" style:parent-style-name="Standard">
      <style:text-properties fo:font-style="italic" officeooo:rsid="00245f78" officeooo:paragraph-rsid="005c03c5" style:font-style-asian="italic" style:font-style-complex="italic"/>
    </style:style>
    <style:style style:name="P33" style:family="paragraph" style:parent-style-name="Standard">
      <style:text-properties fo:font-style="italic" officeooo:rsid="00245f78" officeooo:paragraph-rsid="005ce9bd" style:font-style-asian="italic" style:font-style-complex="italic"/>
    </style:style>
    <style:style style:name="P34" style:family="paragraph" style:parent-style-name="Standard">
      <style:text-properties fo:font-style="italic" officeooo:rsid="00245f78" officeooo:paragraph-rsid="0062d70c" style:font-style-asian="italic" style:font-style-complex="italic"/>
    </style:style>
    <style:style style:name="P35" style:family="paragraph" style:parent-style-name="Standard">
      <style:text-properties fo:font-style="italic" officeooo:rsid="00245f78" officeooo:paragraph-rsid="0022ed14" style:font-style-asian="italic" style:font-style-complex="italic"/>
    </style:style>
    <style:style style:name="P36" style:family="paragraph" style:parent-style-name="Standard">
      <style:text-properties fo:font-style="italic" officeooo:rsid="002f2b5d" officeooo:paragraph-rsid="002f2b5d" style:font-style-asian="italic" style:font-style-complex="italic"/>
    </style:style>
    <style:style style:name="P37" style:family="paragraph" style:parent-style-name="Standard">
      <style:text-properties fo:font-style="italic" officeooo:rsid="00586429" officeooo:paragraph-rsid="00586429" style:font-style-asian="italic" style:font-style-complex="italic"/>
    </style:style>
    <style:style style:name="P38" style:family="paragraph" style:parent-style-name="Standard">
      <style:text-properties fo:font-style="italic" officeooo:rsid="0058df00" officeooo:paragraph-rsid="0058df00" style:font-style-asian="italic" style:font-style-complex="italic"/>
    </style:style>
    <style:style style:name="P39" style:family="paragraph" style:parent-style-name="Standard">
      <style:text-properties fo:font-style="italic" officeooo:rsid="005ce9bd" officeooo:paragraph-rsid="005ce9bd" style:font-style-asian="italic" style:font-style-complex="italic"/>
    </style:style>
    <style:style style:name="P40" style:family="paragraph" style:parent-style-name="Standard">
      <style:text-properties fo:font-style="italic" officeooo:rsid="00609bfa" officeooo:paragraph-rsid="00609bfa" style:font-style-asian="italic" style:font-style-complex="italic"/>
    </style:style>
    <style:style style:name="P41" style:family="paragraph" style:parent-style-name="Standard">
      <style:text-properties fo:font-style="italic" officeooo:rsid="0061f734" officeooo:paragraph-rsid="0061f734" style:font-style-asian="italic" style:font-style-complex="italic"/>
    </style:style>
    <style:style style:name="P42" style:family="paragraph" style:parent-style-name="Standard">
      <style:text-properties fo:font-style="italic" officeooo:rsid="0062d70c" officeooo:paragraph-rsid="0062d70c" style:font-style-asian="italic" style:font-style-complex="italic"/>
    </style:style>
    <style:style style:name="P43" style:family="paragraph" style:parent-style-name="Standard">
      <style:text-properties officeooo:rsid="002f2b5d" officeooo:paragraph-rsid="002f2b5d"/>
    </style:style>
    <style:style style:name="P44" style:family="paragraph" style:parent-style-name="Standard">
      <style:text-properties fo:font-size="8pt" fo:font-style="italic" officeooo:rsid="00284223" officeooo:paragraph-rsid="00284223" style:font-style-asian="italic" style:font-style-complex="italic"/>
    </style:style>
    <style:style style:name="P45" style:family="paragraph" style:parent-style-name="Standard">
      <style:text-properties style:text-underline-style="none"/>
    </style:style>
    <style:style style:name="P46" style:family="paragraph" style:parent-style-name="Standard">
      <style:text-properties officeooo:rsid="00431ebb" officeooo:paragraph-rsid="00431ebb"/>
    </style:style>
    <style:style style:name="P47" style:family="paragraph" style:parent-style-name="Standard">
      <style:text-properties officeooo:paragraph-rsid="0045fb47"/>
    </style:style>
    <style:style style:name="P48" style:family="paragraph" style:parent-style-name="Standard">
      <style:text-properties fo:font-style="normal" officeooo:rsid="00441228" officeooo:paragraph-rsid="00441228" style:font-style-asian="normal" style:font-style-complex="normal"/>
    </style:style>
    <style:style style:name="P49" style:family="paragraph" style:parent-style-name="Standard">
      <style:text-properties fo:font-style="normal" officeooo:rsid="00441228" officeooo:paragraph-rsid="0045fb47" style:font-style-asian="normal" style:font-style-complex="normal"/>
    </style:style>
    <style:style style:name="P50" style:family="paragraph" style:parent-style-name="Standard">
      <style:text-properties fo:font-style="normal" officeooo:rsid="004bd494" officeooo:paragraph-rsid="004bd494" style:font-style-asian="normal" style:font-style-complex="normal"/>
    </style:style>
    <style:style style:name="P51" style:family="paragraph" style:parent-style-name="Standard">
      <style:text-properties fo:font-style="normal" officeooo:rsid="004d7302" officeooo:paragraph-rsid="004d7302" style:font-style-asian="normal" style:font-style-complex="normal"/>
    </style:style>
    <style:style style:name="P52" style:family="paragraph" style:parent-style-name="Standard">
      <style:text-properties fo:font-style="normal" officeooo:rsid="00431ebb" officeooo:paragraph-rsid="00431ebb" style:font-style-asian="normal" style:font-style-complex="normal"/>
    </style:style>
    <style:style style:name="P53" style:family="paragraph" style:parent-style-name="Standard">
      <style:text-properties fo:font-style="normal" officeooo:rsid="00500883" officeooo:paragraph-rsid="00500883" style:font-style-asian="normal" style:font-style-complex="normal"/>
    </style:style>
    <style:style style:name="P54" style:family="paragraph" style:parent-style-name="Standard">
      <style:text-properties officeooo:rsid="001cfbdc" officeooo:paragraph-rsid="001cfbdc" fo:background-color="#ffffff"/>
    </style:style>
    <style:style style:name="P55" style:family="paragraph" style:parent-style-name="Standard">
      <style:paragraph-properties style:line-height-at-least="0.346cm"/>
      <style:text-properties fo:color="#1e6a39" style:font-name="Menlo" fo:font-size="6.55000019073486pt" fo:font-weight="normal" fo:background-color="#ffffff"/>
    </style:style>
    <style:style style:name="P56" style:family="paragraph" style:parent-style-name="Standard">
      <style:text-properties fo:color="#1e6a39" style:font-name="Menlo" fo:font-size="6.55000019073486pt" fo:font-weight="normal" officeooo:paragraph-rsid="001cfbdc" fo:background-color="#ffffff"/>
    </style:style>
    <style:style style:name="P57" style:family="paragraph" style:parent-style-name="Standard">
      <style:paragraph-properties style:line-height-at-least="0.503cm"/>
      <style:text-properties fo:color="#d4d4d4" style:font-name="Droid Sans Mono" fo:font-size="10.5pt" fo:font-weight="normal" fo:background-color="#ffffff"/>
    </style:style>
    <style:style style:name="P58" style:family="paragraph" style:parent-style-name="Standard">
      <style:paragraph-properties style:line-height-at-least="0.503cm"/>
      <style:text-properties fo:color="#d4d4d4" style:font-name="Droid Sans Mono" fo:font-size="10.5pt" fo:font-weight="normal" officeooo:paragraph-rsid="005eb522" fo:background-color="#ffffff"/>
    </style:style>
    <style:style style:name="P59" style:family="paragraph" style:parent-style-name="Standard">
      <style:text-properties fo:color="#d4d4d4" style:font-name="Droid Sans Mono" fo:font-size="10.5pt" fo:font-style="italic" fo:font-weight="normal" officeooo:rsid="00245f78" officeooo:paragraph-rsid="005c03c5" fo:background-color="#1e1e1e" style:font-style-asian="italic" style:font-style-complex="italic"/>
    </style:style>
    <style:style style:name="P60" style:family="paragraph" style:parent-style-name="Standard">
      <style:text-properties fo:color="#d4d4d4" style:font-name="Droid Sans Mono" fo:font-size="10.5pt" fo:font-style="italic" fo:font-weight="normal" officeooo:rsid="00245f78" officeooo:paragraph-rsid="005ce9bd" fo:background-color="#1e1e1e" style:font-style-asian="italic" style:font-style-complex="italic"/>
    </style:style>
    <style:style style:name="P61" style:family="paragraph" style:parent-style-name="Standard">
      <style:text-properties fo:color="#d4d4d4" style:font-name="Droid Sans Mono" fo:font-size="10.5pt" fo:font-style="italic" fo:font-weight="normal" officeooo:rsid="00245f78" officeooo:paragraph-rsid="005c03c5" fo:background-color="#ffffff" style:font-style-asian="italic" style:font-style-complex="italic"/>
    </style:style>
    <style:style style:name="P62" style:family="paragraph" style:parent-style-name="Standard">
      <style:paragraph-properties style:line-height-at-least="0.503cm"/>
      <style:text-properties fo:color="#c586c0" style:font-name="Droid Sans Mono" fo:font-size="10.5pt" fo:font-weight="normal" fo:background-color="#ffffff"/>
    </style:style>
    <style:style style:name="P63" style:family="paragraph" style:parent-style-name="Standard">
      <style:text-properties officeooo:rsid="0022ed14" officeooo:paragraph-rsid="0062d70c"/>
    </style:style>
    <style:style style:name="P64" style:family="paragraph" style:parent-style-name="Standard">
      <style:text-properties officeooo:paragraph-rsid="0062d70c"/>
    </style:style>
    <style:style style:name="P65" style:family="paragraph" style:parent-style-name="Standard">
      <style:paragraph-properties fo:margin-left="1.251cm" fo:margin-right="0cm" fo:text-indent="0cm" style:auto-text-indent="false"/>
      <style:text-properties officeooo:paragraph-rsid="001cfbdc"/>
    </style:style>
    <style:style style:name="P66" style:family="paragraph" style:parent-style-name="Standard">
      <style:paragraph-properties fo:margin-left="1.251cm" fo:margin-right="0cm" fo:text-indent="0cm" style:auto-text-indent="false"/>
      <style:text-properties officeooo:rsid="001cfbdc" officeooo:paragraph-rsid="001cfbdc"/>
    </style:style>
    <style:style style:name="P67" style:family="paragraph" style:parent-style-name="Standard">
      <style:paragraph-properties fo:margin-left="1.251cm" fo:margin-right="0cm" fo:text-indent="0cm" style:auto-text-indent="false" fo:break-before="page"/>
      <style:text-properties officeooo:paragraph-rsid="001cfbdc"/>
    </style:style>
    <style:style style:name="P68" style:family="paragraph" style:parent-style-name="Standard">
      <style:paragraph-properties fo:break-before="page"/>
      <style:text-properties officeooo:rsid="001cfbdc" officeooo:paragraph-rsid="001cfbdc"/>
    </style:style>
    <style:style style:name="P69" style:family="paragraph" style:parent-style-name="Standard">
      <style:paragraph-properties fo:break-before="page"/>
      <style:text-properties fo:font-style="italic" officeooo:rsid="001fd7e8" officeooo:paragraph-rsid="001fd7e8" style:font-style-asian="italic" style:font-style-complex="italic"/>
    </style:style>
    <style:style style:name="P70" style:family="paragraph" style:parent-style-name="Standard">
      <style:paragraph-properties fo:break-before="page"/>
      <style:text-properties fo:font-style="italic" officeooo:rsid="002197ee" officeooo:paragraph-rsid="002197ee" style:font-style-asian="italic" style:font-style-complex="italic"/>
    </style:style>
    <style:style style:name="P71" style:family="paragraph" style:parent-style-name="Standard">
      <style:paragraph-properties fo:break-before="page"/>
      <style:text-properties fo:font-style="italic" officeooo:rsid="00245f78" officeooo:paragraph-rsid="00245f78" style:font-style-asian="italic" style:font-style-complex="italic"/>
    </style:style>
    <style:style style:name="P72" style:family="paragraph" style:parent-style-name="Standard">
      <style:paragraph-properties fo:break-before="page"/>
      <style:text-properties fo:font-style="italic" officeooo:rsid="00609bfa" officeooo:paragraph-rsid="00609bfa" style:font-style-asian="italic" style:font-style-complex="italic"/>
    </style:style>
    <style:style style:name="P73" style:family="paragraph" style:parent-style-name="Text_20_body">
      <style:text-properties fo:color="#c9211e"/>
    </style:style>
    <style:style style:name="P74" style:family="paragraph" style:parent-style-name="Text_20_body">
      <style:text-properties fo:color="#c9211e" officeooo:paragraph-rsid="00313d11"/>
    </style:style>
    <style:style style:name="P75" style:family="paragraph" style:parent-style-name="Text_20_body">
      <style:text-properties fo:color="#c9211e" fo:font-style="italic" officeooo:rsid="00313d11" officeooo:paragraph-rsid="00416fd9" style:font-style-asian="italic" style:font-style-complex="italic"/>
    </style:style>
    <style:style style:name="P76" style:family="paragraph" style:parent-style-name="Text_20_body">
      <style:text-properties fo:color="#c9211e" fo:font-style="italic" officeooo:rsid="00313d11" officeooo:paragraph-rsid="00313d11" style:font-style-asian="italic" style:font-style-complex="italic"/>
    </style:style>
    <style:style style:name="P77" style:family="paragraph" style:parent-style-name="Text_20_body">
      <style:text-properties fo:color="#c9211e" officeooo:paragraph-rsid="004e8a06"/>
    </style:style>
    <style:style style:name="P78" style:family="paragraph" style:parent-style-name="Text_20_body">
      <style:text-properties officeooo:paragraph-rsid="00416fd9"/>
    </style:style>
    <style:style style:name="P79" style:family="paragraph" style:parent-style-name="Text_20_body">
      <style:text-properties officeooo:paragraph-rsid="004a8564"/>
    </style:style>
    <style:style style:name="P80" style:family="paragraph" style:parent-style-name="Heading_20_4">
      <style:text-properties officeooo:rsid="001fc455" officeooo:paragraph-rsid="001fc455"/>
    </style:style>
    <style:style style:name="P81" style:family="paragraph" style:parent-style-name="Standard">
      <style:paragraph-properties fo:margin-left="1.27cm" fo:margin-right="0cm" fo:text-indent="0cm" style:auto-text-indent="false"/>
      <style:text-properties fo:font-style="normal" officeooo:rsid="004d7302" officeooo:paragraph-rsid="004d7302" style:font-style-asian="normal" style:font-style-complex="normal"/>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4">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4">
      <style:paragraph-properties>
        <style:tab-stops>
          <style:tab-stop style:position="17cm" style:type="right" style:leader-style="dotted" style:leader-text="."/>
        </style:tab-stops>
      </style:paragraph-properties>
    </style:style>
    <style:style style:name="P86" style:family="paragraph" style:parent-style-name="Heading_20_1">
      <style:text-properties style:font-name="Liberation Sans" fo:font-size="18.2000007629395pt" fo:font-weight="bold" officeooo:rsid="001fd7e8" officeooo:paragraph-rsid="0034cced" style:font-name-asian="PingFang SC" style:font-size-asian="18.2000007629395pt" style:font-weight-asian="bold" style:font-name-complex="Arial Unicode MS" style:font-size-complex="18.2000007629395pt" style:font-weight-complex="bold"/>
    </style:style>
    <style:style style:name="P87" style:family="paragraph" style:parent-style-name="Heading_20_1" style:list-style-name="">
      <style:text-properties style:font-name="Liberation Sans" fo:font-size="18.2000007629395pt" fo:font-weight="bold" officeooo:rsid="001fd7e8" officeooo:paragraph-rsid="002ca7b2" style:font-name-asian="PingFang SC" style:font-size-asian="18.2000007629395pt" style:font-weight-asian="bold" style:font-name-complex="Arial Unicode MS" style:font-size-complex="18.2000007629395pt" style:font-weight-complex="bold"/>
    </style:style>
    <style:style style:name="P88" style:family="paragraph" style:parent-style-name="Heading_20_1">
      <style:text-properties style:font-name="Liberation Sans" fo:font-size="18.2000007629395pt" fo:font-weight="bold" officeooo:rsid="0062d70c" officeooo:paragraph-rsid="0062d70c" style:font-name-asian="PingFang SC" style:font-size-asian="18.2000007629395pt" style:font-weight-asian="bold" style:font-name-complex="Arial Unicode MS" style:font-size-complex="18.2000007629395pt" style:font-weight-complex="bold"/>
    </style:style>
    <style:style style:name="P89" style:family="paragraph" style:parent-style-name="Heading_20_1">
      <style:text-properties style:font-name="Liberation Sans" fo:font-size="18.2000007629395pt" fo:font-style="italic" fo:font-weight="bold" officeooo:rsid="002f2b5d" officeooo:paragraph-rsid="00609bfa" style:font-name-asian="PingFang SC" style:font-size-asian="18.2000007629395pt" style:font-style-asian="italic" style:font-weight-asian="bold" style:font-name-complex="Arial Unicode MS" style:font-size-complex="18.2000007629395pt" style:font-style-complex="italic" style:font-weight-complex="bold"/>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62d70c"/>
    </style:style>
    <style:style style:name="P92" style:family="paragraph" style:parent-style-name="Heading_20_1">
      <style:paragraph-properties fo:break-before="page"/>
      <style:text-properties style:font-name="Liberation Sans" fo:font-size="18.2000007629395pt" fo:font-weight="bold" officeooo:rsid="005c03c5" officeooo:paragraph-rsid="005c03c5" style:font-name-asian="PingFang SC" style:font-size-asian="18.2000007629395pt" style:font-weight-asian="bold" style:font-name-complex="Arial Unicode MS" style:font-size-complex="18.2000007629395pt" style:font-weight-complex="bold"/>
    </style:style>
    <style:style style:name="P93" style:family="paragraph" style:parent-style-name="Heading_20_1">
      <style:paragraph-properties fo:break-before="page"/>
      <style:text-properties style:font-name="Liberation Sans" fo:font-size="18.2000007629395pt" fo:font-weight="bold" officeooo:rsid="0054ab82" officeooo:paragraph-rsid="0054ab82" style:font-name-asian="PingFang SC" style:font-size-asian="18.2000007629395pt" style:font-weight-asian="bold" style:font-name-complex="Arial Unicode MS" style:font-size-complex="18.2000007629395pt" style:font-weight-complex="bold"/>
    </style:style>
    <style:style style:name="P94" style:family="paragraph" style:parent-style-name="Heading_20_1">
      <style:paragraph-properties fo:break-before="page"/>
      <style:text-properties style:font-name="Liberation Sans" fo:font-size="18.2000007629395pt" fo:font-weight="bold" officeooo:rsid="0054ab82" officeooo:paragraph-rsid="0056a190" style:font-name-asian="PingFang SC" style:font-size-asian="18.2000007629395pt" style:font-weight-asian="bold" style:font-name-complex="Arial Unicode MS" style:font-size-complex="18.2000007629395pt" style:font-weight-complex="bold"/>
    </style:style>
    <style:style style:name="P95" style:family="paragraph" style:parent-style-name="Heading_20_1">
      <style:paragraph-properties fo:break-before="page"/>
      <style:text-properties style:font-name="Liberation Sans" fo:font-size="18.2000007629395pt" fo:font-weight="bold" officeooo:rsid="0054ab82" officeooo:paragraph-rsid="005ce9bd" style:font-name-asian="PingFang SC" style:font-size-asian="18.2000007629395pt" style:font-weight-asian="bold" style:font-name-complex="Arial Unicode MS" style:font-size-complex="18.2000007629395pt" style:font-weight-complex="bold"/>
    </style:style>
    <style:style style:name="P96" style:family="paragraph" style:parent-style-name="Standard">
      <style:text-properties fo:font-style="italic" fo:font-weight="normal" officeooo:rsid="0062d70c" officeooo:paragraph-rsid="0062d70c" style:font-style-asian="italic" style:font-weight-asian="normal" style:font-style-complex="italic" style:font-weight-complex="normal"/>
    </style:style>
    <style:style style:name="P97" style:family="paragraph" style:parent-style-name="Standard">
      <style:text-properties fo:font-style="italic" officeooo:rsid="0061f734" officeooo:paragraph-rsid="0061f734" style:font-style-asian="italic" style:font-style-complex="italic"/>
    </style:style>
    <style:style style:name="P98" style:family="paragraph" style:parent-style-name="Standard">
      <style:text-properties officeooo:paragraph-rsid="0061f734"/>
    </style:style>
    <style:style style:name="P99" style:family="paragraph" style:parent-style-name="Standard">
      <style:paragraph-properties style:line-height-at-least="0.346cm"/>
      <style:text-properties fo:color="#d4d4d4" style:font-name="Menlo" fo:font-size="6.55000019073486pt" fo:font-weight="normal" fo:background-color="#ffffff"/>
    </style:style>
    <style:style style:name="P100" style:family="paragraph" style:parent-style-name="Standard">
      <style:text-properties officeooo:paragraph-rsid="00679a88"/>
    </style:style>
    <style:style style:name="P101" style:family="paragraph" style:parent-style-name="Standard">
      <style:text-properties officeooo:paragraph-rsid="00679a88" fo:background-color="#ffffff"/>
    </style:style>
    <style:style style:name="P102" style:family="paragraph" style:parent-style-name="Standard">
      <style:text-properties officeooo:paragraph-rsid="00687143"/>
    </style:style>
    <style:style style:name="P103" style:family="paragraph" style:parent-style-name="Standard">
      <style:text-properties officeooo:paragraph-rsid="0068bb79"/>
    </style:style>
    <style:style style:name="P104" style:family="paragraph" style:parent-style-name="Standard">
      <style:text-properties officeooo:paragraph-rsid="006bdcd4"/>
    </style:style>
    <style:style style:name="T1" style:family="text">
      <style:text-properties officeooo:rsid="001cfbdc"/>
    </style:style>
    <style:style style:name="T2" style:family="text">
      <style:text-properties fo:color="#000080" fo:language="zxx" fo:country="none" style:text-underline-style="solid" style:text-underline-width="auto" style:text-underline-color="font-color" officeooo:rsid="001cfbdc" style:language-asian="zxx" style:country-asian="none" style:language-complex="zxx" style:country-complex="none"/>
    </style:style>
    <style:style style:name="T3" style:family="text">
      <style:text-properties officeooo:rsid="001fd7e8"/>
    </style:style>
    <style:style style:name="T4" style:family="text">
      <style:text-properties fo:font-style="italic" style:font-style-asian="italic" style:font-style-complex="italic"/>
    </style:style>
    <style:style style:name="T5" style:family="text">
      <style:text-properties fo:font-style="italic" officeooo:rsid="00245f78" style:font-style-asian="italic" style:font-style-complex="italic"/>
    </style:style>
    <style:style style:name="T6" style:family="text">
      <style:text-properties fo:font-style="italic" officeooo:rsid="002615cc" style:font-style-asian="italic" style:font-style-complex="italic"/>
    </style:style>
    <style:style style:name="T7" style:family="text">
      <style:text-properties fo:font-style="italic" officeooo:rsid="00284223" style:font-style-asian="italic" style:font-style-complex="italic"/>
    </style:style>
    <style:style style:name="T8" style:family="text">
      <style:text-properties fo:font-style="italic" officeooo:rsid="002a16c0" style:font-style-asian="italic" style:font-style-complex="italic"/>
    </style:style>
    <style:style style:name="T9" style:family="text">
      <style:text-properties fo:font-style="italic" officeooo:rsid="002197ee" style:font-style-asian="italic" style:font-style-complex="italic"/>
    </style:style>
    <style:style style:name="T10" style:family="text">
      <style:text-properties fo:font-style="italic" officeooo:rsid="002bfaff" style:font-style-asian="italic" style:font-style-complex="italic"/>
    </style:style>
    <style:style style:name="T11" style:family="text">
      <style:text-properties fo:font-style="italic" officeooo:rsid="00313d11" style:font-style-asian="italic" style:font-style-complex="italic"/>
    </style:style>
    <style:style style:name="T12" style:family="text">
      <style:text-properties fo:font-style="italic" officeooo:rsid="004e8a06" style:font-style-asian="italic" style:font-style-complex="italic"/>
    </style:style>
    <style:style style:name="T13" style:family="text">
      <style:text-properties fo:font-style="italic" officeooo:rsid="0061f734" style:font-style-asian="italic" style:font-style-complex="italic"/>
    </style:style>
    <style:style style:name="T14" style:family="text">
      <style:text-properties fo:font-style="italic" fo:font-weight="normal" officeooo:rsid="0062d70c" style:font-style-asian="italic" style:font-weight-asian="normal" style:font-style-complex="italic" style:font-weight-complex="normal"/>
    </style:style>
    <style:style style:name="T15" style:family="text">
      <style:text-properties fo:font-style="italic" fo:font-weight="bold" officeooo:rsid="0062d70c" style:font-style-asian="italic" style:font-weight-asian="bold" style:font-style-complex="italic" style:font-weight-complex="bold"/>
    </style:style>
    <style:style style:name="T16" style:family="text">
      <style:text-properties fo:color="#000000" style:font-name="Menlo-Regular" fo:font-size="11pt" style:font-size-asian="11pt"/>
    </style:style>
    <style:style style:name="T17" style:family="text">
      <style:text-properties fo:color="#000000" style:font-name="Menlo-Regular" fo:font-size="11pt" officeooo:rsid="0022ed14" style:font-size-asian="11pt"/>
    </style:style>
    <style:style style:name="T18" style:family="text">
      <style:text-properties fo:color="#000000" style:font-name="Menlo-Regular" fo:font-size="11pt" officeooo:rsid="0026ee0d" style:font-size-asian="11pt"/>
    </style:style>
    <style:style style:name="T19" style:family="text">
      <style:text-properties fo:color="#000000" style:font-name="Liberation Serif" fo:font-size="12pt" fo:font-weight="normal" officeooo:rsid="006814f0" fo:background-color="#ffffff" loext:char-shading-value="0" style:font-size-asian="12pt" style:font-size-complex="12pt"/>
    </style:style>
    <style:style style:name="T20" style:family="text">
      <style:text-properties fo:color="#000000" style:font-name="Liberation Serif" fo:font-size="12pt" fo:font-weight="normal" officeooo:rsid="00687143" fo:background-color="#ffffff" loext:char-shading-value="0" style:font-size-asian="12pt" style:font-size-complex="12pt"/>
    </style:style>
    <style:style style:name="T21" style:family="text">
      <style:text-properties fo:color="#000000" style:font-name="Liberation Serif" fo:font-size="12pt" fo:font-weight="normal" officeooo:rsid="0068bb79" fo:background-color="#ffffff" loext:char-shading-value="0" style:font-size-asian="12pt" style:font-size-complex="12pt"/>
    </style:style>
    <style:style style:name="T22" style:family="text">
      <style:text-properties fo:color="#000000" style:font-name="Liberation Serif" fo:font-size="12pt" fo:font-weight="normal" officeooo:rsid="0068dc14" fo:background-color="#ffffff" loext:char-shading-value="0" style:font-size-asian="12pt" style:font-size-complex="12pt"/>
    </style:style>
    <style:style style:name="T23" style:family="text">
      <style:text-properties fo:color="#000000" style:font-name="Liberation Serif" fo:font-size="12pt" fo:font-weight="normal" officeooo:rsid="006a5815" fo:background-color="#ffffff" loext:char-shading-value="0" style:font-size-asian="12pt" style:font-size-complex="12pt"/>
    </style:style>
    <style:style style:name="T24" style:family="text">
      <style:text-properties fo:color="#000000" style:font-name="Liberation Serif" fo:font-size="12pt" fo:font-weight="normal" officeooo:rsid="006bbb3e" fo:background-color="#ffffff" loext:char-shading-value="0" style:font-size-asian="12pt" style:font-size-complex="12pt"/>
    </style:style>
    <style:style style:name="T25" style:family="text">
      <style:text-properties fo:color="#000000" style:font-name="Liberation Serif" fo:font-size="12pt" fo:font-weight="normal" officeooo:rsid="006bdcd4" fo:background-color="#ffffff" loext:char-shading-value="0" style:font-size-asian="12pt" style:font-size-complex="12pt"/>
    </style:style>
    <style:style style:name="T26" style:family="text">
      <style:text-properties fo:font-size="8pt" fo:font-style="italic" style:font-style-asian="italic" style:font-style-complex="italic"/>
    </style:style>
    <style:style style:name="T27" style:family="text">
      <style:text-properties officeooo:rsid="002ca7b2"/>
    </style:style>
    <style:style style:name="T28" style:family="text">
      <style:text-properties officeooo:rsid="002f2b5d"/>
    </style:style>
    <style:style style:name="T29" style:family="text">
      <style:text-properties officeooo:rsid="0034cced"/>
    </style:style>
    <style:style style:name="T30" style:family="text">
      <style:text-properties fo:font-style="normal" style:font-style-asian="normal" style:font-style-complex="normal"/>
    </style:style>
    <style:style style:name="T31" style:family="text">
      <style:text-properties fo:font-style="normal" officeooo:rsid="004415b8" style:font-style-asian="normal" style:font-style-complex="normal"/>
    </style:style>
    <style:style style:name="T32" style:family="text">
      <style:text-properties fo:font-style="normal" officeooo:rsid="00441228" style:font-style-asian="normal" style:font-style-complex="normal"/>
    </style:style>
    <style:style style:name="T33" style:family="text">
      <style:text-properties fo:font-style="normal" officeooo:rsid="0045fb47" style:font-style-asian="normal" style:font-style-complex="normal"/>
    </style:style>
    <style:style style:name="T34" style:family="text">
      <style:text-properties officeooo:rsid="00441228"/>
    </style:style>
    <style:style style:name="T35" style:family="text">
      <style:text-properties officeooo:rsid="004415b8"/>
    </style:style>
    <style:style style:name="T36" style:family="text">
      <style:text-properties fo:color="#c9211e" fo:font-style="italic" officeooo:rsid="002bfaff" style:font-style-asian="italic" style:font-style-complex="italic"/>
    </style:style>
    <style:style style:name="T37" style:family="text">
      <style:text-properties fo:color="#c9211e" fo:font-style="italic" officeooo:rsid="00313d11" style:font-style-asian="italic" style:font-style-complex="italic"/>
    </style:style>
    <style:style style:name="T38" style:family="text">
      <style:text-properties officeooo:rsid="004a8564"/>
    </style:style>
    <style:style style:name="T39" style:family="text">
      <style:text-properties officeooo:rsid="0056a190"/>
    </style:style>
    <style:style style:name="T40" style:family="text">
      <style:text-properties officeooo:rsid="0058df00"/>
    </style:style>
    <style:style style:name="T41" style:family="text">
      <style:text-properties officeooo:rsid="005ce9bd"/>
    </style:style>
    <style:style style:name="T42" style:family="text">
      <style:text-properties fo:color="#569cd6"/>
    </style:style>
    <style:style style:name="T43" style:family="text">
      <style:text-properties fo:color="#569cd6" style:font-name="Menlo" fo:font-size="6.55000019073486pt" fo:font-weight="normal" fo:background-color="#ffffff" loext:char-shading-value="0"/>
    </style:style>
    <style:style style:name="T44" style:family="text">
      <style:text-properties fo:color="#569cd6" style:font-name="Menlo" fo:font-size="6.55000019073486pt" fo:font-weight="normal" officeooo:rsid="006814f0" fo:background-color="#ffffff" loext:char-shading-value="0" style:font-size-asian="12pt" style:font-size-complex="12pt"/>
    </style:style>
    <style:style style:name="T45" style:family="text">
      <style:text-properties fo:color="#c586c0"/>
    </style:style>
    <style:style style:name="T46" style:family="text">
      <style:text-properties fo:color="#dcdcaa"/>
    </style:style>
    <style:style style:name="T47" style:family="text">
      <style:text-properties fo:color="#dcdcaa" style:font-name="Menlo" fo:font-size="6.55000019073486pt" fo:font-weight="normal" fo:background-color="#ffffff" loext:char-shading-value="0"/>
    </style:style>
    <style:style style:name="T48" style:family="text">
      <style:text-properties fo:color="#dcdcaa" style:font-name="Menlo" fo:font-size="6.55000019073486pt" fo:font-weight="normal" officeooo:rsid="006814f0" fo:background-color="#ffffff" loext:char-shading-value="0" style:font-size-asian="12pt" style:font-size-complex="12pt"/>
    </style:style>
    <style:style style:name="T49" style:family="text">
      <style:text-properties fo:color="#9cdcfe"/>
    </style:style>
    <style:style style:name="T50" style:family="text">
      <style:text-properties fo:color="#4ec9b0"/>
    </style:style>
    <style:style style:name="T51" style:family="text">
      <style:text-properties fo:color="#4ec9b0" style:font-name="Menlo" fo:font-size="6.55000019073486pt" fo:font-weight="normal" fo:background-color="#ffffff" loext:char-shading-value="0"/>
    </style:style>
    <style:style style:name="T52" style:family="text">
      <style:text-properties fo:color="#4ec9b0" style:font-name="Menlo" fo:font-size="6.55000019073486pt" fo:font-weight="normal" officeooo:rsid="006814f0" fo:background-color="#ffffff" loext:char-shading-value="0" style:font-size-asian="12pt" style:font-size-complex="12pt"/>
    </style:style>
    <style:style style:name="T53" style:family="text">
      <style:text-properties fo:color="#ce9178"/>
    </style:style>
    <style:style style:name="T54" style:family="text">
      <style:text-properties fo:color="#ce9178" officeooo:rsid="005eb522"/>
    </style:style>
    <style:style style:name="T55" style:family="text">
      <style:text-properties fo:color="#b5cea8"/>
    </style:style>
    <style:style style:name="T56" style:family="text">
      <style:text-properties officeooo:rsid="00609bfa"/>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641694" style:font-weight-asian="normal" style:font-weight-complex="normal"/>
    </style:style>
    <style:style style:name="T60" style:family="text">
      <style:text-properties officeooo:rsid="0066f230"/>
    </style:style>
    <style:style style:name="T61" style:family="text">
      <style:text-properties fo:color="#d4d4d4" style:font-name="Menlo" fo:font-size="6.55000019073486pt" fo:font-weight="normal" fo:background-color="#ffffff" loext:char-shading-value="0"/>
    </style:style>
    <style:style style:name="T62" style:family="text">
      <style:text-properties fo:color="#d4d4d4" style:font-name="Menlo" fo:font-size="6.55000019073486pt" fo:font-weight="normal" officeooo:rsid="006814f0" fo:background-color="#ffffff" loext:char-shading-value="0" style:font-size-asian="12pt" style:font-size-complex="12pt"/>
    </style:style>
    <style:style style:name="T63" style:family="text">
      <style:text-properties fo:color="#d4d4d4" style:font-name="Menlo" fo:font-size="6.55000019073486pt" fo:font-weight="normal" officeooo:rsid="00687143" fo:background-color="#ffffff" loext:char-shading-value="0" style:font-size-asian="12pt" style:font-size-complex="12pt"/>
    </style:style>
    <style:style style:name="T64" style:family="text">
      <style:text-properties fo:color="#d4d4d4" style:font-name="Menlo" fo:font-size="6.55000019073486pt" fo:font-weight="normal" officeooo:rsid="006bdcd4" fo:background-color="#ffffff" loext:char-shading-value="0" style:font-size-asian="12pt" style:font-size-complex="12pt"/>
    </style:style>
    <style:style style:name="T65" style:family="text">
      <style:text-properties fo:background-color="#ffffff" loext:char-shading-value="0"/>
    </style:style>
    <style:style style:name="T66" style:family="text">
      <style:text-properties officeooo:rsid="006814f0" fo:background-color="#ffffff" loext:char-shading-value="0"/>
    </style:style>
    <style:style style:name="T67" style:family="text">
      <style:text-properties officeooo:rsid="006814f0"/>
    </style:style>
    <style:style style:name="T68" style:family="text">
      <style:text-properties officeooo:rsid="0068bb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ción de videojuegos en C++</text:p>
      <text:p text:style-name="P2"/>
      <text:p text:style-name="P2">Notas de las series:</text:p>
      <text:p text:style-name="P2"/>
      <text:p text:style-name="P2"/>
      <text:p text:style-name="P65"><text:span text:style-name="T2">P</text:span><text:a xlink:type="simple" xlink:href="https://www.youtube.com/playlist?list=PLmxqg54iaXrhTqZxylLPo0nov0OoyJqiS" text:style-name="Internet_20_link" text:visited-style-name="Visited_20_Internet_20_Link"><text:span text:style-name="T1">rogramacion de videojuegos en C++ 2019-2020</text:span></text:a></text:p>
      <text:p text:style-name="P66"/>
      <text:p text:style-name="P66"/>
      <text:p text:style-name="P65"><text:span text:style-name="T2">P</text:span><text:a xlink:type="simple" xlink:href="https://www.youtube.com/playlist?list=PLmxqg54iaXrjhvQy_GbzYdvURV4sKs0CT" text:style-name="Internet_20_link" text:visited-style-name="Visited_20_Internet_20_Link"><text:span text:style-name="T1">rogramacion de videjuegos en C++ 2016-2019</text:span></text:a></text:p>
      <text:p text:style-name="P65"/>
      <text:p text:style-name="P65"/>
      <text:p text:style-name="P67"><text:tab/></text:p>
      <text:p text:style-name="P65"/>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82"><text:a xlink:type="simple" xlink:href="#__RefHeading___Toc271_721709256" text:style-name="Index_20_Link" text:visited-style-name="Index_20_Link">Compilación desde la linea de comandos<text:tab/>3</text:a></text:p>
          <text:p text:style-name="P83"><text:a xlink:type="simple" xlink:href="#__RefHeading___Toc566_2402246910" text:style-name="Index_20_Link" text:visited-style-name="Index_20_Link">Ejemplos.<text:tab/>3</text:a></text:p>
          <text:p text:style-name="P82"><text:a xlink:type="simple" xlink:href="#__RefHeading___Toc446_2402246910" text:style-name="Index_20_Link" text:visited-style-name="Index_20_Link">Makefile<text:tab/>5</text:a></text:p>
          <text:p text:style-name="P82"><text:a xlink:type="simple" xlink:href="#__RefHeading___Toc326_721709256" text:style-name="Index_20_Link" text:visited-style-name="Index_20_Link">Linker<text:tab/>7</text:a></text:p>
          <text:p text:style-name="P82"><text:a xlink:type="simple" xlink:href="#__RefHeading___Toc273_721709256" text:style-name="Index_20_Link" text:visited-style-name="Index_20_Link">#include “” o &lt;&gt;<text:tab/>8</text:a></text:p>
          <text:p text:style-name="P82"><text:a xlink:type="simple" xlink:href="#__RefHeading___Toc275_721709256" text:style-name="Index_20_Link" text:visited-style-name="Index_20_Link">Mangle<text:tab/>9</text:a></text:p>
          <text:p text:style-name="P82"><text:a xlink:type="simple" xlink:href="#__RefHeading___Toc277_721709256" text:style-name="Index_20_Link" text:visited-style-name="Index_20_Link">Inicializaciones<text:tab/>10</text:a></text:p>
          <text:p text:style-name="P82"><text:a xlink:type="simple" xlink:href="#__RefHeading___Toc1054_414053059" text:style-name="Index_20_Link" text:visited-style-name="Index_20_Link">Funciones<text:tab/>11</text:a></text:p>
          <text:p text:style-name="P82"><text:a xlink:type="simple" xlink:href="#__RefHeading___Toc816_4040985778" text:style-name="Index_20_Link" text:visited-style-name="Index_20_Link">Exceptiones/try Catch<text:tab/>12</text:a></text:p>
          <text:p text:style-name="P82"><text:a xlink:type="simple" xlink:href="#__RefHeading___Toc779_1893141493" text:style-name="Index_20_Link" text:visited-style-name="Index_20_Link">Const/Constexpr<text:tab/>13</text:a></text:p>
          <text:p text:style-name="P82"><text:a xlink:type="simple" xlink:href="#__RefHeading___Toc796_4040985778" text:style-name="Index_20_Link" text:visited-style-name="Index_20_Link">Cast<text:tab/>14</text:a></text:p>
          <text:p text:style-name="P82"><text:a xlink:type="simple" xlink:href="#__RefHeading___Toc841_4040985778" text:style-name="Index_20_Link" text:visited-style-name="Index_20_Link">Reserva de memoria<text:tab/>15</text:a></text:p>
          <text:p text:style-name="P82"><text:a xlink:type="simple" xlink:href="#__RefHeading___Toc1045_414053059" text:style-name="Index_20_Link" text:visited-style-name="Index_20_Link">Patrones<text:tab/>16</text:a></text:p>
          <text:p text:style-name="P82"><text:a xlink:type="simple" xlink:href="#__RefHeading___Toc337_721709256" text:style-name="Index_20_Link" text:visited-style-name="Index_20_Link">Gestión de Proyectos<text:tab/>17</text:a></text:p>
        </text:index-body>
      </text:table-of-content>
      <text:p text:style-name="P2"/>
      <text:p text:style-name="P2"/>
      <text:p text:style-name="P68"/>
      <text:p text:style-name="P2"/>
      <text:p text:style-name="P2"/>
      <text:h text:style-name="Heading_20_1" text:outline-level="1"><text:bookmark-start text:name="__RefHeading___Toc271_721709256"/><text:span text:style-name="T3">Compilación</text:span> desde la linea de comandos<text:bookmark-end text:name="__RefHeading___Toc271_721709256"/></text:h>
      <text:p text:style-name="P6"/>
      <text:p text:style-name="P6">gcc → Compilador de C</text:p>
      <text:p text:style-name="P6">g++ → Compilador de C y C++</text:p>
      <text:p text:style-name="P2"/>
      <text:p text:style-name="P7">La <text:span text:style-name="T28">compilación</text:span> es siempre independiente cada fichero se compila a si mismo.</text:p>
      <text:p text:style-name="P7">Los includes sirven para DECLARAR las cosas usadas en otros ficheros.</text:p>
      <text:p text:style-name="P7"/>
      <text:p text:style-name="P7">Los ficheros .c o .cpp son unidades de traduccion → Translation Units</text:p>
      <text:p text:style-name="P7">Los ficheros .h es donde guardamos las declaraciones, para que otros las usen</text:p>
      <text:p text:style-name="P8"/>
      <text:p text:style-name="P7"/>
      <text:h text:style-name="P80" text:outline-level="4"><text:bookmark-start text:name="__RefHeading___Toc566_2402246910"/>Ejemplos.<text:bookmark-end text:name="__RefHeading___Toc566_2402246910"/></text:h>
      <text:p text:style-name="P79"><text:span text:style-name="Teletype"/></text:p>
      <text:p text:style-name="P79"><text:span text:style-name="Teletype">gcc hola.c</text:span> <text:line-break/>compila el programa en C hola.c, gener un archivo ejecutable a.out. <text:line-break/></text:p>
      <text:p text:style-name="P79"><text:span text:style-name="Teletype">gcc -o hola hola.c</text:span> <text:line-break/>compila el programa en C hola.c, gener un archivo ejecutable hola. <text:line-break/></text:p>
      <text:p text:style-name="P79"><text:span text:style-name="Teletype">g++ -o hola hola.cpp</text:span> <text:line-break/>compila el programa en C++ hola.c, gener un archivo ejecutable hola. <text:line-break/></text:p>
      <text:p text:style-name="P79">gcc -c hola.c <text:line-break/>no genera el ejecutable, sino el código objeto, en el archivo hola.o. Si no s indica un nombre para el archivo objeto, usa el nombre del archivo en C y le cambia la extensión por .o. <text:line-break/></text:p>
      <text:p text:style-name="P79"><text:span text:style-name="Teletype">gcc -c -o objeto.o hola.c</text:span> <text:line-break/>genera el código objeto indicando el nombre de archivo. <text:line-break/></text:p>
      <text:p text:style-name="P79"><text:span text:style-name="Teletype">g++ -c hola.cpp</text:span> <text:line-break/>igual para un programa en C++. <text:line-break/></text:p>
      <text:p text:style-name="P79"><text:span text:style-name="Teletype">g++ -o ~/bin/hola hola.cpp</text:span> <text:line-break/>genera el ejecutable hola en el subdirectorio bin del directorio propio del usuario. <text:line-break/></text:p>
      <text:p text:style-name="P79"><text:soft-page-break/><text:span text:style-name="Teletype">g++ -L/lib -L/usr/lib hola.cpp</text:span> <text:line-break/>indica dos directorios donde han de buscarse bibliotecas. La opción -L debe repetirse para cada directorio de búsqueda de bibliotecas. <text:line-break/></text:p>
      <text:p text:style-name="P79"><text:span text:style-name="Teletype">g++ -I/usr/include hola.cpp</text:span> <text:line-break/>indica un directorio para buscar archivos de encabezado (de extensión .h). </text:p>
      <text:p text:style-name="P4"/>
      <text:p text:style-name="P10"><text:span text:style-name="T38">extra </text:span>flags:</text:p>
      <text:p text:style-name="P10"/>
      <text:p text:style-name="P5">-Wall -pedantic</text:p>
      <text:p text:style-name="P5"/>
      <text:p text:style-name="P10"><text:span text:style-name="T16">-std:</text:span><text:span text:style-name="T17">c</text:span><text:span text:style-name="T16">99</text:span></text:p>
      <text:p text:style-name="P5"/>
      <text:p text:style-name="P10"><text:span text:style-name="T16">-</text:span><text:span text:style-name="T18">s → Muestra el código generado en ensamblador</text:span></text:p>
      <text:p text:style-name="P2"/>
      <text:p text:style-name="P2"/>
      <text:p text:style-name="P68"/>
      <text:h text:style-name="P86" text:outline-level="1"><text:bookmark-start text:name="__RefHeading___Toc446_2402246910"/>M<text:span text:style-name="T29">akefile</text:span><text:bookmark-end text:name="__RefHeading___Toc446_2402246910"/></text:h>
      <text:p text:style-name="P2"/>
      <text:p text:style-name="P2">El archivo make describe la relación entre los objetivos y los requisitos previos, y también especifica los comandos necesarios para actualizar el objetivo cuando uno o más de los requisitos previos han cambiado. La única forma en que make determina "fuera de fecha" es comparando la hora de modificación de los archivos de destino y sus requisitos previos. </text:p>
      <text:p text:style-name="P2"/>
      <text:p text:style-name="P2"><text:a xlink:type="simple" xlink:href="https://riptutorial.com/es/makefile" text:style-name="Internet_20_link" text:visited-style-name="Visited_20_Internet_20_Link">https://riptutorial.com/es/makefile</text:a></text:p>
      <text:p text:style-name="P2"/>
      <text:p text:style-name="P56">#To check the rules use: make -p </text:p>
      <text:p text:style-name="P56"/>
      <text:p text:style-name="P56">############################################################################################################</text:p>
      <text:p text:style-name="P56">### MACROS</text:p>
      <text:p text:style-name="P56">############################################################################################################</text:p>
      <text:p text:style-name="P56"/>
      <text:p text:style-name="P56"># $(1) : Compiler</text:p>
      <text:p text:style-name="P56"># $(2) : Object file to generate</text:p>
      <text:p text:style-name="P56"># $(3) : Source file</text:p>
      <text:p text:style-name="P56"># $(4) : Additional dependencies</text:p>
      <text:p text:style-name="P56"># $(5) : Compiler flags</text:p>
      <text:p text:style-name="P56"/>
      <text:p text:style-name="P56">#file.o : file.c file.h</text:p>
      <text:p text:style-name="P56">#<text:tab/>comp -c -o file.o file.c -Wall -pedantic</text:p>
      <text:p text:style-name="P56"/>
      <text:p text:style-name="P56">define COMPILE_RULE</text:p>
      <text:p text:style-name="P56">$(2) : $(3) $(4)</text:p>
      <text:p text:style-name="P56"><text:tab/>$(1) -c -o $(2) $(3) $(5)</text:p>
      <text:p text:style-name="P56">endef</text:p>
      <text:p text:style-name="P56"># <text:s text:c="14"/>$(1) <text:s/>$(2) <text:s text:c="12"/>$(3) $(4) <text:s text:c="12"/>$(5)</text:p>
      <text:p text:style-name="P56">#$(call COMPILE_RULE,$(CC),$(call C2O,$(F)),$(F),$(call C2H,$(F)),$(CCFLAGS) $(INCLUDE))</text:p>
      <text:p text:style-name="P56"/>
      <text:p text:style-name="P56"># $(eval $(call COMPILE_RULE, g++, fichero.o, fichero.c, fichero.h,-Wall -pedantic))</text:p>
      <text:p text:style-name="P56"># $(eval $(call COMPILE_RULE, g++, fichero.o, fichero.c,,-Wall -pedantic))</text:p>
      <text:p text:style-name="P56"/>
      <text:p text:style-name="P56"># $(1) : Source file</text:p>
      <text:p text:style-name="P56">define C2O</text:p>
      <text:p text:style-name="P56">$(patsubst %.c,%.o,$(patsubst %.cpp,%.o,$(patsubst $(SRC)%,$(OBJ)%,$(1))))</text:p>
      <text:p text:style-name="P56">endef</text:p>
      <text:p text:style-name="P56"/>
      <text:p text:style-name="P56"># $(1) : Header file</text:p>
      <text:p text:style-name="P56">define C2H</text:p>
      <text:p text:style-name="P56">$(patsubst %.c,%.h,$(patsubst %.cpp,%.hpp,$(1)))</text:p>
      <text:p text:style-name="P56">endef</text:p>
      <text:p text:style-name="P56"/>
      <text:p text:style-name="P56">############################################################################################################</text:p>
      <text:p text:style-name="P56">### CONFIG</text:p>
      <text:p text:style-name="P56">############################################################################################################</text:p>
      <text:p text:style-name="P56"/>
      <text:p text:style-name="P56">APP := game</text:p>
      <text:p text:style-name="P56"/>
      <text:p text:style-name="P56">#Compiler</text:p>
      <text:p text:style-name="P56">C <text:s text:c="6"/>:= gcc</text:p>
      <text:p text:style-name="P56">CC <text:s text:c="5"/>:= g++</text:p>
      <text:p text:style-name="P56">CFLAGS <text:s/>:= -Wall -pedantic</text:p>
      <text:p text:style-name="P56">CCFLAGS := -Wall -pedantic</text:p>
      <text:p text:style-name="P56"/>
      <text:p text:style-name="P56">#LIBS</text:p>
      <text:p text:style-name="P56">LIBS <text:s text:c="2"/>:= -L/opt/X11/lib -lX11</text:p>
      <text:p text:style-name="P56">INCLUDE := -I/opt/X11/include</text:p>
      <text:p text:style-name="P56">#-lXext ??</text:p>
      <text:p text:style-name="P56"/>
      <text:p text:style-name="P56">#Main folders</text:p>
      <text:p text:style-name="P56"/>
      <text:p text:style-name="P56">MKDIR <text:s text:c="5"/>:= mkdir -p</text:p>
      <text:p text:style-name="P56">SRC <text:s text:c="7"/>:= src</text:p>
      <text:p text:style-name="P56">OBJ <text:s text:c="7"/>:= obj</text:p>
      <text:p text:style-name="P56"/>
      <text:p text:style-name="P56">#Files</text:p>
      <text:p text:style-name="P56">ALLCPPS <text:s text:c="3"/>:= $(shell find src/ -type f -iname *.cpp)</text:p>
      <text:p text:style-name="P56">ALLCS <text:s text:c="5"/>:= $(shell find src/ -type f -iname *.c)</text:p>
      <text:p text:style-name="P56">ALLOBJ <text:s text:c="4"/>:= $(foreach F,$(ALLCPPS) $(ALLCS),$(call C2O,$(F)))</text:p>
      <text:p text:style-name="P56"/>
      <text:p text:style-name="P56">SUBDIRS <text:s text:c="3"/>:= $(shell find $(SRC) -type d)</text:p>
      <text:p text:style-name="P56">OBJSUBDIRS := $(patsubst $(SRC)%,$(OBJ)%,$(SUBDIRS))</text:p>
      <text:p text:style-name="P56"/>
      <text:p text:style-name="P56">#To avoid continous generation (when no dependeces) -&gt; Objective phony --&gt; wihtout output file</text:p>
      <text:p text:style-name="P56">.PHONY: info cleanall cleanobj</text:p>
      <text:p text:style-name="P56"/>
      <text:p text:style-name="P56">#App it will be generaed from: all obj folder(s) and main</text:p>
      <text:p text:style-name="P56"><text:soft-page-break/>$(APP) : $(OBJSUBDIRS) $(ALLOBJ)</text:p>
      <text:p text:style-name="P56"><text:tab/>$(CC) -o $(APP) $(ALLOBJ) $(LIBS) $(INCLUDE)</text:p>
      <text:p text:style-name="P56"/>
      <text:p text:style-name="P56">$(foreach F,$(ALLCS),$(eval $(call COMPILE_RULE,$(C),$(call C2O,$(F)),$(F),$(call C2H,$(F)),$(CFLAGS) $(LIBS) $(INCLUDE))))</text:p>
      <text:p text:style-name="P56">$(foreach F,$(ALLCPPS),$(eval $(call COMPILE_RULE,$(CC),$(call C2O,$(F)),$(F),$(call C2H,$(F)),$(CCFLAGS) $(LIBS) $(INCLUDE))))</text:p>
      <text:p text:style-name="P56"/>
      <text:p text:style-name="P56"># <text:s text:c="3"/>$@ is a macro that refers to the target</text:p>
      <text:p text:style-name="P56"># <text:s text:c="3"/>$&lt; is a macro that refers to the first dependency</text:p>
      <text:p text:style-name="P56"># <text:s text:c="3"/>$^ is a macro that refers to all dependencies</text:p>
      <text:p text:style-name="P56"># <text:s text:c="3"/>% is a macro to make a pattern that we want to watch in both the target and the dependency</text:p>
      <text:p text:style-name="P56"/>
      <text:p text:style-name="P56">#each .o file depend of his .c file</text:p>
      <text:p text:style-name="P56">#%.o : %.c</text:p>
      <text:p text:style-name="P56">#$(OBJ)/%.o : $(SRC)/%.c</text:p>
      <text:p text:style-name="P56">#<text:tab/>$(C) -o $(patsubst $(SRC)%,$(OBJ)%,$@) -c $^ $(CFLAGS) $(INCLUDE)</text:p>
      <text:p text:style-name="P56"/>
      <text:p text:style-name="P56">#each .o file depend of his .c file</text:p>
      <text:p text:style-name="P56">#%.o : %.cpp</text:p>
      <text:p text:style-name="P56">#$(OBJ)/%.o : $(SRC)/%.cpp</text:p>
      <text:p text:style-name="P56">#<text:tab/>$(CC) -o $(patsubst $(SRC)%,$(OBJ)%,$@) -c $^ $(CCFLAGS) $(INCLUDE)</text:p>
      <text:p text:style-name="P56"/>
      <text:p text:style-name="P56">info:</text:p>
      <text:p text:style-name="P56"><text:tab/>$(info $(SUBDIRS))</text:p>
      <text:p text:style-name="P56"><text:tab/>$(info $(OBJSUBDIRS))</text:p>
      <text:p text:style-name="P56"><text:tab/>$(info $(ALLCS))</text:p>
      <text:p text:style-name="P56"><text:tab/>$(info $(ALLCPPS))</text:p>
      <text:p text:style-name="P56"><text:tab/>$(info $(ALLOBJ))</text:p>
      <text:p text:style-name="P56"/>
      <text:p text:style-name="P56">cleanall : cleanobj</text:p>
      <text:p text:style-name="P56"><text:tab/>rm $(APP)</text:p>
      <text:p text:style-name="P56"/>
      <text:p text:style-name="P56">cleanobj :</text:p>
      <text:p text:style-name="P56"><text:tab/>rm $(ALLOBJ)<text:tab/></text:p>
      <text:p text:style-name="P56"/>
      <text:p text:style-name="P56">#No dependences</text:p>
      <text:p text:style-name="P56">$(OBJSUBDIRS) :</text:p>
      <text:p text:style-name="P56"><text:tab/>$(MKDIR) $(OBJSUBDIRS)</text:p>
      <text:p text:style-name="P56">#This mkdir is not good --&gt; it generates ALL obj folders when 1 or more a missing</text:p>
      <text:p text:style-name="P55"/>
      <text:p text:style-name="P55"/>
      <text:p text:style-name="P55"/>
      <text:p text:style-name="P54"/>
      <text:p text:style-name="P68"/>
      <text:h text:style-name="P87" text:outline-level="1"><text:bookmark-start text:name="__RefHeading___Toc326_721709256"/>L<text:span text:style-name="T27">inker</text:span><text:bookmark-end text:name="__RefHeading___Toc326_721709256"/></text:h>
      <text:p text:style-name="P3"/>
      <text:p text:style-name="P43">Después de la compilación el linker ayuda a la creación del fichero binario uniendo todas las unidades de traducción </text:p>
      <text:p text:style-name="P3"/>
      <text:p text:style-name="P43">El liker se puede quejar si una unidad de traducción no incluye <text:span text:style-name="T29">algún</text:span> <text:span text:style-name="T29">símbolo</text:span> indicado desde otra unidad de traducción.</text:p>
      <text:p text:style-name="P43"/>
      <text:p text:style-name="P43"/>
      <text:p text:style-name="P46">Para mostrar los símbolos de una <text:span text:style-name="T34">librería</text:span></text:p>
      <text:p text:style-name="P43"/>
      <text:p text:style-name="P46"><text:span text:style-name="T35">n</text:span>m -D <text:span text:style-name="T4">usr/</text:span><text:span text:style-name="T30">lib/libXv.so </text:span></text:p>
      <text:p text:style-name="P52"/>
      <text:p text:style-name="P53">for mac</text:p>
      <text:p text:style-name="P52">nm -gU</text:p>
      <text:p text:style-name="P52"/>
      <text:p text:style-name="P50">Ejemplo con LS de todo lo que tenga una X en el nombre</text:p>
      <text:p text:style-name="P48">for A in $(ls /usr/lib/ | grep X); do echo $A; done</text:p>
      <text:p text:style-name="P48"/>
      <text:p text:style-name="P48"/>
      <text:p text:style-name="P47"><text:span text:style-name="T32">for A in $(ls /usr/lib/ | grep X); do echo $A; do </text:span><text:span text:style-name="T31">nm -D "/</text:span><text:span text:style-name="T33">usr/lib/</text:span><text:span text:style-name="T32">${</text:span><text:span text:style-name="T33">A</text:span><text:span text:style-name="T32">}</text:span><text:span text:style-name="T31">" </text:span><text:span text:style-name="T32">| </text:span><text:span text:style-name="T31">grep symbolName;</text:span><text:span text:style-name="T32"> done</text:span></text:p>
      <text:p text:style-name="P49"/>
      <text:p text:style-name="P49"/>
      <text:p text:style-name="P49"/>
      <text:p text:style-name="P50">Enlace dinamico .so → la lib no se anayde a mi codigo</text:p>
      <text:p text:style-name="P50"/>
      <text:p text:style-name="P50">1) Se cargan las libs en memoria</text:p>
      <text:p text:style-name="P50">2) Se carga mi codigo</text:p>
      <text:p text:style-name="P50"/>
      <text:p text:style-name="P50">Copilaciones estaticas eliminan problemas de enlace dinamico pero no es siempre posible por dependencias de las librerias.</text:p>
      <text:p text:style-name="P50"/>
      <text:p text:style-name="P50">Distribuir nuestro binario junto con las librerias que necesita y que la ejecucion carge las libs de donde indiquemos </text:p>
      <text:p text:style-name="P51"/>
      <text:p text:style-name="P51">Para hacer esto 2 opciones</text:p>
      <text:p text:style-name="P51"/>
      <text:p text:style-name="P81">Variable de entorno → LD_LIBRARY_PATH </text:p>
      <text:p text:style-name="P81">Meter en un bash y asignar .</text:p>
      <text:p text:style-name="P81">De esta forma el directorio sera el actualizar</text:p>
      <text:p text:style-name="P81"/>
      <text:p text:style-name="P81">La otra opcion flag para el liker <text:s/>-Wl -rpath </text:p>
      <text:p text:style-name="P81">El binario buscara las .so en la carpeta indicada</text:p>
      <text:p text:style-name="P81"/>
      <text:h text:style-name="P90" text:outline-level="1"><text:bookmark-start text:name="__RefHeading___Toc273_721709256"/>#include <text:s/>“” o &lt;&gt;<text:bookmark-end text:name="__RefHeading___Toc273_721709256"/></text:h>
      <text:p text:style-name="P2"/>
      <text:p text:style-name="P2">“” →<text:span text:style-name="T3"><text:tab/>Ruta relativa al fichero actual</text:span></text:p>
      <text:p text:style-name="P9">&lt;&gt; →<text:tab/>Busca en las carpetas de include definidas en el sistema /<text:span text:style-name="T4">usr/include</text:span></text:p>
      <text:p text:style-name="P17"/>
      <text:p text:style-name="P12"><text:span text:style-name="T4">extern “C” </text:span><text:span text:style-name="T26">{</text:span></text:p>
      <text:p text:style-name="P44"><text:tab/>#include "tinyPTC/tinyptc.h"</text:p>
      <text:p text:style-name="P44">}</text:p>
      <text:p text:style-name="P18"/>
      <text:p text:style-name="P17"/>
      <text:p text:style-name="P69"/>
      <text:p text:style-name="P17"/>
      <text:h text:style-name="Heading_20_1" text:outline-level="1"><text:bookmark-start text:name="__RefHeading___Toc275_721709256"/>Mangle<text:bookmark-end text:name="__RefHeading___Toc275_721709256"/></text:h>
      <text:p text:style-name="P19"/>
      <text:p text:style-name="P11"><text:span text:style-name="T4"><text:tab/></text:span><text:span text:style-name="T8">Generación</text:span><text:span text:style-name="T7"> de etiquetas desde los nombres de funciones y </text:span><text:span text:style-name="T8">parámetros.</text:span></text:p>
      <text:p text:style-name="P20"/>
      <text:p text:style-name="P20"><text:tab/>Ojo de incluir desde un fichero C++ un fichero en C</text:p>
      <text:p text:style-name="P21"><text:tab/></text:p>
      <text:p text:style-name="P22"><text:tab/>C does not do name mangling, though it does pre-pend an underscore to function names, </text:p>
      <text:p text:style-name="P13"><text:span text:style-name="T6"><text:tab/>so the </text:span><text:span text:style-name="Source_20_Text"><text:span text:style-name="T6">printf(3)</text:span></text:span><text:span text:style-name="T6"> is actually </text:span><text:span text:style-name="Source_20_Text"><text:span text:style-name="T6">_printf</text:span></text:span><text:span text:style-name="T6"> in the libc object.</text:span></text:p>
      <text:p text:style-name="P22"/>
      <text:p text:style-name="P22"><text:tab/>In both C and C++ local (automatic) variables produce no symbols, but live in registers or</text:p>
      <text:p text:style-name="P22"><text:tab/>on stack.</text:p>
      <text:p text:style-name="P19"/>
      <text:p text:style-name="P14"><text:span text:style-name="T9"><text:tab/></text:span><text:span text:style-name="T4">Local variables do not have names in resulting object file for mere reason that linker does <text:tab/>not need to know about them. So no name, no mangling. Everything else (that linker has to <text:tab/>look at) is name-mangled in C++.</text:span></text:p>
      <text:p text:style-name="P19"/>
      <text:p text:style-name="P70"/>
      <text:p text:style-name="P19"/>
      <text:h text:style-name="P88" text:outline-level="1"><text:bookmark-start text:name="__RefHeading___Toc277_721709256"/>Inicializaciones<text:bookmark-end text:name="__RefHeading___Toc277_721709256"/></text:h>
      <text:p text:style-name="P23"/>
      <text:p text:style-name="P35"/>
      <text:p text:style-name="P42">int intVariable<text:span text:style-name="T57"> </text:span><text:span text:style-name="T58">=2.5;</text:span></text:p>
      <text:p text:style-name="P96"/>
      <text:p text:style-name="P96"><text:tab/>Funciona ► Compativilidad con C</text:p>
      <text:p text:style-name="P96"/>
      <text:p text:style-name="P64"><text:span text:style-name="T14">int intVariable</text:span><text:span text:style-name="T15"> </text:span><text:span text:style-name="T14">= {2.5}; <text:s/>// </text:span><text:span text:style-name="T59">U</text:span><text:span text:style-name="T58">niform intialization</text:span></text:p>
      <text:p text:style-name="P96"/>
      <text:p text:style-name="P96"><text:tab/>En C++ ► No funciona, reconoce mejor los tipos</text:p>
      <text:p text:style-name="P96"/>
      <text:h text:style-name="P91" text:outline-level="1"><text:bookmark-start text:name="__RefHeading___Toc1054_414053059"/>Funciones<text:bookmark-end text:name="__RefHeading___Toc1054_414053059"/></text:h>
      <text:p text:style-name="P27"/>
      <text:p text:style-name="P63"><text:span text:style-name="T4">En C una función sin parámetros → Es una </text:span><text:span text:style-name="T5">función</text:span><text:span text:style-name="T4"> con un numero arbitrario de parámetro</text:span><text:span text:style-name="T5">s</text:span></text:p>
      <text:p text:style-name="P34">(todos o ninguno). Si le pasas void → Ya es un parametro</text:p>
      <text:h text:style-name="P92" text:outline-level="1"><text:bookmark-start text:name="__RefHeading___Toc816_4040985778"/>Exceptiones/try Catch<text:bookmark-end text:name="__RefHeading___Toc816_4040985778"/></text:h>
      <text:p text:style-name="P26"/>
      <text:p text:style-name="P32"/>
      <text:p text:style-name="P32"/>
      <text:p text:style-name="P32">Trabajamos las diferencias entre reservar memoria a mano y hacerlo de forma gestionada a través de constructores y destructores de una clase. Entendemos las garantías que ofrecen los destructores en C++, cómo son llamados siempre que se produce el rebobinado de la pila ante una excepción, y cómo eso puede suceder o no ante excepciones no controladas en una llamada a std::terminate. Con esto entendemos las ventajas y necesidades del patrón RAII (Resource Acquisition Is Initialization)</text:p>
      <text:p text:style-name="P32"/>
      <text:p text:style-name="P61"><text:span text:style-name="T42">int</text:span> <text:span text:style-name="T46">main</text:span>(<text:span text:style-name="T42">int</text:span> <text:span text:style-name="T49">argc</text:span>, <text:span text:style-name="T42">char</text:span> <text:span text:style-name="T42">const</text:span> <text:span text:style-name="T42">*</text:span><text:span text:style-name="T49">argv</text:span>[])</text:p>
      <text:p text:style-name="P57">{</text:p>
      <text:p text:style-name="P62"><text:tab/>try</text:p>
      <text:p text:style-name="P57"><text:tab/>{</text:p>
      <text:p text:style-name="P57"><text:span text:style-name="T46"><text:tab/><text:tab/>Execute</text:span>();</text:p>
      <text:p text:style-name="P57"><text:tab/>}</text:p>
      <text:p text:style-name="P57"><text:span text:style-name="T45"><text:tab/>catch</text:span> (<text:span text:style-name="T42">const</text:span> <text:span text:style-name="T42">char</text:span>* s)</text:p>
      <text:p text:style-name="P57"><text:tab/>{</text:p>
      <text:p text:style-name="P57"><text:span text:style-name="T50"><text:tab/><text:tab/>std</text:span>::cout &lt;&lt; <text:span text:style-name="T53">"Capturada"</text:span> &lt;&lt; s &lt;&lt; <text:span text:style-name="T50">std</text:span>::endl;</text:p>
      <text:p text:style-name="P57"><text:tab/>}</text:p>
      <text:p text:style-name="P57"><text:span text:style-name="T45"><text:tab/>catch</text:span> (<text:span text:style-name="T50">std</text:span>::exception &amp;e)</text:p>
      <text:p text:style-name="P57"><text:tab/>{</text:p>
      <text:p text:style-name="P57"><text:span text:style-name="T50"><text:tab/><text:tab/>std</text:span>::cout &lt;&lt; <text:span text:style-name="T53">"Capturada"</text:span> &lt;&lt; <text:span text:style-name="T50">std</text:span>::endl;</text:p>
      <text:p text:style-name="P57"><text:tab/>}</text:p>
      <text:p text:style-name="P58"><text:span text:style-name="T45"><text:tab/>catch</text:span> (...)</text:p>
      <text:p text:style-name="P58"><text:tab/>{</text:p>
      <text:p text:style-name="P58"><text:span text:style-name="T50"><text:tab/><text:tab/>std</text:span>::cout &lt;&lt; <text:span text:style-name="T53">"</text:span><text:span text:style-name="T54">Todas las excepciones c</text:span><text:span text:style-name="T53">apturada</text:span><text:span text:style-name="T54">s</text:span><text:span text:style-name="T53">"</text:span> &lt;&lt; <text:span text:style-name="T50">std</text:span>::endl;</text:p>
      <text:p text:style-name="P58"><text:tab/>}</text:p>
      <text:p text:style-name="P57"><text:span text:style-name="T45"><text:tab/>return</text:span> <text:span text:style-name="T55">0</text:span>;</text:p>
      <text:p text:style-name="P57">}</text:p>
      <text:p text:style-name="P32"/>
      <text:h text:style-name="P93" text:outline-level="1"><text:bookmark-start text:name="__RefHeading___Toc779_1893141493"/>Const/Constexpr<text:bookmark-end text:name="__RefHeading___Toc779_1893141493"/></text:h>
      <text:p text:style-name="P24"/>
      <text:p text:style-name="P29">const = sólo lectura</text:p>
      <text:p text:style-name="P29">constexpr = constante, para ser evaluado durante la compilación</text:p>
      <text:p text:style-name="P29">constexpr en una función = puede ser evaluada en tiempo de compilación</text:p>
      <text:p text:style-name="P28"/>
      <text:p text:style-name="P28">Entendiendo los errores por intento de modificación de contenido de sólo lectura (const) son sólo a nivel del compilador y pretenden evitar que cometamos errores: no deben ser circunvenidos eliminando const</text:p>
      <text:p text:style-name="P28"/>
      <text:p text:style-name="P28"><text:span text:style-name="T39">C</text:span>onst correctness</text:p>
      <text:p text:style-name="P28"/>
      <text:p text:style-name="P37">Al nivel de ensamblador ► No existe codigo de solo lectura</text:p>
      <text:p text:style-name="P37">En C/C++ El compilador da errores cuando se punteros que no son solo lectura</text:p>
      <text:p text:style-name="P37"/>
      <text:p text:style-name="P37"/>
      <text:p text:style-name="P38">Con punteros</text:p>
      <text:p text:style-name="P31">const <text:s/>→<text:span text:style-name="T40"> No modifico a lo que apunto</text:span></text:p>
      <text:p text:style-name="P31">west const →<text:span text:style-name="T40"> No modifico la direccion con la que apunto</text:span></text:p>
      <text:p text:style-name="P38">Y se le pueden poner los 2 const</text:p>
      <text:h text:style-name="P94" text:outline-level="1"><text:bookmark-start text:name="__RefHeading___Toc796_4040985778"/>C<text:span text:style-name="T39">ast</text:span><text:bookmark-end text:name="__RefHeading___Toc796_4040985778"/></text:h>
      <text:p text:style-name="P25"/>
      <text:p text:style-name="P30">no usar casts de C en C++</text:p>
      <text:p text:style-name="P30"/>
      <text:h text:style-name="P95" text:outline-level="1"><text:bookmark-start text:name="__RefHeading___Toc841_4040985778"/>R<text:span text:style-name="T41">eserva de memoria</text:span><text:bookmark-end text:name="__RefHeading___Toc841_4040985778"/></text:h>
      <text:p text:style-name="P26"/>
      <text:p text:style-name="P32">Reservando memoria en el <text:a xlink:type="simple" xlink:href="https://www.youtube.com/results?search_query=%23heap" text:style-name="Internet_20_link" text:visited-style-name="Visited_20_Internet_20_Link">#heap</text:a> a mano con <text:a xlink:type="simple" xlink:href="https://www.youtube.com/results?search_query=%23new" text:style-name="Internet_20_link" text:visited-style-name="Visited_20_Internet_20_Link">#new</text:a> y <text:a xlink:type="simple" xlink:href="https://www.youtube.com/results?search_query=%23delete" text:style-name="Internet_20_link" text:visited-style-name="Visited_20_Internet_20_Link">#delete</text:a>.</text:p>
      <text:p text:style-name="P32"/>
      <text:p text:style-name="P32"/>
      <text:p text:style-name="P59"><text:span text:style-name="T42">uint32_t</text:span>* screen= { <text:span text:style-name="T42">nullptr</text:span> };</text:p>
      <text:p text:style-name="P32"><text:s text:c="2"/></text:p>
      <text:p text:style-name="P59">screen = <text:span text:style-name="T45">new</text:span> <text:span text:style-name="T42">uint32_t</text:span> [kSCRWIDTH*kSCRHEIGHT];</text:p>
      <text:p text:style-name="P32"/>
      <text:p text:style-name="P59"><text:span text:style-name="T45">delete</text:span><text:span text:style-name="T42"> </text:span><text:span text:style-name="T45">[]</text:span> screen;</text:p>
      <text:p text:style-name="P33"/>
      <text:p text:style-name="P39">O usar un objeto con un destructor</text:p>
      <text:p text:style-name="P39">Uso de los destructores como liberación garantizada de recursos</text:p>
      <text:p text:style-name="P60"/>
      <text:p text:style-name="P32">Memory leaks producidos por una excepción al alterar el flujo normal de la ejecución del programa.</text:p>
      <text:p text:style-name="P32"/>
      <text:p text:style-name="P32">Creando una clase usando el patrón RAII para que se encargue de reservar la memoria en el constructor y liberarla en el destructor, garantizando su liberación incluso en casos de excepciones.</text:p>
      <text:p text:style-name="P32"/>
      <text:p text:style-name="P32">Problema : las excepciones no controladas llaman a std::terminate. La implementación de std::terminate puede o no rebobinar la pila (stack unwinding). Si no lo hace, no se llama a los destructores </text:p>
      <text:p text:style-name="P32">los problemas que pueden haber de depender de alguna característica que puede variar entre implementaciones (como el stack unwinding dependiente de std::terminate)</text:p>
      <text:p text:style-name="P32"/>
      <text:p text:style-name="P32">Observando cómo funciona todo al capturar excepciones. La captura de excepciones garantiza el rebobinado de la pila porque se produce una salida progresiva ordenada de los ámbitos hasta encontrar el catch.</text:p>
      <text:p text:style-name="P71"/>
      <text:p text:style-name="P28"/>
      <text:h text:style-name="P89" text:outline-level="1"><text:bookmark-start text:name="__RefHeading___Toc1045_414053059"/>P<text:span text:style-name="T56">atrones</text:span><text:bookmark-end text:name="__RefHeading___Toc1045_414053059"/></text:h>
      <text:p text:style-name="P40"/>
      <text:p text:style-name="P40">RAII (Resource Acquisition is Initialization) </text:p>
      <text:p text:style-name="P40"/>
      <text:p text:style-name="P41">La adquisicion de recursos es inicializacion </text:p>
      <text:p text:style-name="P41"><text:tab/></text:p>
      <text:p text:style-name="P41"><text:tab/>Constructor para adquirir recursos</text:p>
      <text:p text:style-name="P41"/>
      <text:p text:style-name="P41"><text:tab/>Destructor para liberar recursos</text:p>
      <text:p text:style-name="P41"/>
      <text:p text:style-name="P98"><text:span text:style-name="T13"><text:tab/></text:span>Uso de std::unique_ptr como patrón RAII estándar para evitar la gestión manual de memoria</text:p>
      <text:p text:style-name="P98"/>
      <text:p text:style-name="P98"><text:tab/>//Smart Pointers</text:p>
      <text:p text:style-name="P98"><text:tab/><text:span text:style-name="T60">#include&lt;memory&gt;</text:span></text:p>
      <text:p text:style-name="P98"/>
      <text:p text:style-name="P98"><text:tab/><text:span text:style-name="T60">std::unique_ptr&lt;TYPE&gt; name(new TYPE);</text:span></text:p>
      <text:p text:style-name="P98"/>
      <text:p text:style-name="P100"><text:tab/><text:span text:style-name="T60">std::unique_ptr&lt;uint32_t[]&gt; name(new uint32_t[10]);</text:span></text:p>
      <text:p text:style-name="P100"/>
      <text:p text:style-name="P100"><text:tab/><text:span text:style-name="T67">Me protege de errores del NEW</text:span></text:p>
      <text:p text:style-name="P100"><text:tab/><text:span text:style-name="T51">std</text:span><text:span text:style-name="T61">::unique_ptr&lt;</text:span><text:span text:style-name="T43">uint32_t</text:span><text:span text:style-name="T61">[]&gt; screen <text:s/>= </text:span><text:span text:style-name="T51">std</text:span><text:span text:style-name="T61">::</text:span><text:span text:style-name="T47">make_unique</text:span><text:span text:style-name="T61">&lt;</text:span><text:span text:style-name="T43">uint32_t</text:span><text:span text:style-name="T61">[]&gt; (kSCRWIDTH*kSCRHEIGHT);</text:span></text:p>
      <text:p text:style-name="P99"/>
      <text:p text:style-name="P101"><text:tab/></text:p>
      <text:p text:style-name="P101"><text:tab/></text:p>
      <text:p text:style-name="P100"><text:span text:style-name="T65"><text:tab/></text:span><text:span text:style-name="T66">Si asigno 1 unique_ptr a otro → Se hace delete del 1° y se anade el nuevo</text:span></text:p>
      <text:p text:style-name="P98"/>
      <text:p text:style-name="P102"><text:tab/><text:span text:style-name="T51">std</text:span><text:span text:style-name="T61">::unique_ptr&lt;</text:span><text:span text:style-name="T43">uint32_t</text:span><text:span text:style-name="T61">[]&gt; screen <text:s/>= </text:span><text:span text:style-name="T51">std</text:span><text:span text:style-name="T61">::</text:span><text:span text:style-name="T47">make_unique</text:span><text:span text:style-name="T61">&lt;</text:span><text:span text:style-name="T43">uint32_t</text:span><text:span text:style-name="T61">[]&gt; (kSCRWIDTH*kSCRHEIGHT);</text:span></text:p>
      <text:p text:style-name="P102"><text:span text:style-name="T61"/></text:p>
      <text:p text:style-name="P102"><text:span text:style-name="T61"><text:tab/>screen <text:s/>= </text:span><text:span text:style-name="T51">std</text:span><text:span text:style-name="T61">::</text:span><text:span text:style-name="T47">make_unique</text:span><text:span text:style-name="T61">&lt;</text:span><text:span text:style-name="T43">uint32_t</text:span><text:span text:style-name="T61">[]&gt; (kSCRWIDTH*kSCRHEIGHT);</text:span></text:p>
      <text:p text:style-name="P102"><text:span text:style-name="T61"/></text:p>
      <text:p text:style-name="P102"><text:span text:style-name="T61"/></text:p>
      <text:p text:style-name="Standard"><text:span text:style-name="T61"><text:tab/></text:span><text:span text:style-name="T19">Si asigno 1 unique_ptr a otro </text:span><text:span text:style-name="T20">que ya existia </text:span><text:span text:style-name="T19">→ Se hace delete del 1° y </text:span><text:span text:style-name="T20">no se reserva el 2° si <text:tab/>ya esta</text:span></text:p>
      <text:p text:style-name="Standard"><text:span text:style-name="T19"/></text:p>
      <text:p text:style-name="P102"><text:span text:style-name="T19"><text:tab/></text:span><text:span text:style-name="T52">std</text:span><text:span text:style-name="T62">::unique_ptr&lt;</text:span><text:span text:style-name="T44">uint32_t</text:span><text:span text:style-name="T62">[]&gt; screen</text:span><text:span text:style-name="T63">1</text:span><text:span text:style-name="T62"> <text:s/>= </text:span><text:span text:style-name="T52">std</text:span><text:span text:style-name="T62">::</text:span><text:span text:style-name="T48">make_unique</text:span><text:span text:style-name="T62">&lt;</text:span><text:span text:style-name="T44">uint32_t</text:span><text:span text:style-name="T62">[]&gt; (kSCRWIDTH*kSCRHEIGHT);</text:span></text:p>
      <text:p text:style-name="P102"><text:span text:style-name="T62"><text:tab/></text:span><text:span text:style-name="T52">std</text:span><text:span text:style-name="T62">::unique_ptr&lt;</text:span><text:span text:style-name="T44">uint32_t</text:span><text:span text:style-name="T62">[]&gt; screen</text:span><text:span text:style-name="T63">2</text:span><text:span text:style-name="T62"> <text:s/>= </text:span><text:span text:style-name="T52">std</text:span><text:span text:style-name="T62">::</text:span><text:span text:style-name="T48">make_unique</text:span><text:span text:style-name="T62">&lt;</text:span><text:span text:style-name="T44">uint32_t</text:span><text:span text:style-name="T62">[]&gt; (kSCRWIDTH*kSCRHEIGHT);</text:span></text:p>
      <text:p text:style-name="P102"><text:span text:style-name="T62"><text:tab/></text:span></text:p>
      <text:p text:style-name="P103"><text:span text:style-name="T62"><text:tab/> screen</text:span><text:span text:style-name="T63">1 = <text:s/>std::move(</text:span><text:span text:style-name="T62">screen</text:span><text:span text:style-name="T63">2); </text:span></text:p>
      <text:p text:style-name="P103"><text:span text:style-name="T63"/></text:p>
      <text:p text:style-name="P103"><text:span text:style-name="T63"><text:tab/></text:span><text:span text:style-name="T20">// </text:span><text:span text:style-name="T21">Es un cast → referencia Lvalue </text:span><text:span text:style-name="T22">(valor temporal) </text:span><text:span text:style-name="T21">importante desde C++11</text:span></text:p>
      <text:p text:style-name="P103"><text:span text:style-name="T21"><text:tab/>// Se hace Delete Screen1 </text:span></text:p>
      <text:p text:style-name="P103"><text:span text:style-name="T21"><text:tab/>// La asignacion, no hace copia profunda</text:span></text:p>
      <text:p text:style-name="P103"><text:span text:style-name="T21"><text:tab/>// El screen1 apunta a screen2 (screen2 pierde su valor) </text:span><text:span text:style-name="T23">(screen1 roba)</text:span></text:p>
      <text:p text:style-name="P103"><text:span text:style-name="T21"><text:tab/>// Automaticamente screen2 pasa a tener null pointer</text:span></text:p>
      <text:p text:style-name="P103"><text:span text:style-name="T21"><text:tab/>//</text:span><text:span text:style-name="T24">unique_ptr no tiene implementado el operador=</text:span></text:p>
      <text:p text:style-name="P103"><text:span text:style-name="T24"><text:tab/>//usar screen2 es comportamiento no definido</text:span></text:p>
      <text:p text:style-name="P103"><text:span text:style-name="T24"/></text:p>
      <text:p text:style-name="P104"><text:span text:style-name="T24"><text:tab/></text:span><text:span text:style-name="T62">screen</text:span><text:span text:style-name="T63">1 = </text:span><text:span text:style-name="T64">nullptr;</text:span></text:p>
      <text:p text:style-name="P103"><text:span text:style-name="T24"><text:tab/></text:span></text:p>
      <text:p text:style-name="P103"><text:span text:style-name="T24"><text:tab/>//</text:span><text:span text:style-name="T25">Si asigno nullptr → Es como llamar al destructor</text:span></text:p>
      <text:p text:style-name="P72"/>
      <text:h text:style-name="P89" text:outline-level="1"><text:bookmark-start text:name="__RefHeading___Toc337_721709256"/>Gestión de Proyectos<text:bookmark-end text:name="__RefHeading___Toc337_721709256"/></text:h>
      <text:p text:style-name="P28"/>
      <text:p text:style-name="P16">Dependencias al mínimo</text:p>
      <text:p text:style-name="P16">Las dependencias base → Del sistema</text:p>
      <text:p text:style-name="P16">Intentar compilar las librerías como codigo propio</text:p>
      <text:p text:style-name="P16"/>
      <text:p text:style-name="P16"/>
      <text:p text:style-name="P16">Pensar antes de </text:p>
      <text:p text:style-name="P36"/>
      <text:p text:style-name="P36">Anyadir librerías pequeñas en mi proyecto → Si compilan → Compila en todos los sitios</text:p>
      <text:p text:style-name="P36">No tengo problemas de versiones diferentes en diferentes sistemas </text:p>
      <text:p text:style-name="P36"/>
      <text:p text:style-name="P36">Puedo modificar librerías </text:p>
      <text:p text:style-name="P71"/>
      <text:p text:style-name="P15">Videos consumidos</text:p>
      <text:p text:style-name="P45"><text:bookmark-start text:name="__RefHeading___Toc328_721709256"/>C y C++ : Compilación manual, extern "C", includes y mangling<text:bookmark-end text:name="__RefHeading___Toc328_721709256"/></text:p>
      <text:p text:style-name="P45"/>
      <text:p text:style-name="P45"><text:bookmark-start text:name="__RefHeading___Toc433_2402246910"/>C++ : Compilación, enlazado y makefiles básicos (I)<text:bookmark-end text:name="__RefHeading___Toc433_2402246910"/></text:p>
      <text:p text:style-name="P74"><text:span text:style-name="T10">P</text:span><text:span text:style-name="T11">endiente crear algo de documentación en este fichero</text:span></text:p>
      <text:p text:style-name="Text_20_body">C++ : Compilación y makefiles básicos (II)</text:p>
      <text:p text:style-name="P78"><text:span text:style-name="T36">P</text:span><text:span text:style-name="T37">endiente crear algo de documentación en este fichero</text:span></text:p>
      <text:p text:style-name="Text_20_body">C++ : librerías, dynamic link y búsqueda de símbolos de enlace</text:p>
      <text:p text:style-name="P73"><text:span text:style-name="T10">P</text:span><text:span text:style-name="T11">endiente crear algo de documentación en este fichero.</text:span></text:p>
      <text:p text:style-name="Text_20_body">C++ : Dibujando sprites manualmente con tinyPTC</text:p>
      <text:p text:style-name="P77"><text:span text:style-name="T10">P</text:span><text:span text:style-name="T11">endiente crear algo de documentación en este fichero. </text:span><text:span text:style-name="T12">(Bueno esta en el main)</text:span></text:p>
      <text:p text:style-name="P75"/>
      <text:p text:style-name="P76"/>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Droid Sans Mono" svg:font-family="'Droid Sans Mono', monospace, monospace, 'Droid Sans Fallback'"/>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11T10:17:58.686355656</meta:creation-date>
    <dc:date>2020-02-27T22:12:02.340975654</dc:date>
    <meta:editing-duration>PT6H35M17S</meta:editing-duration>
    <meta:editing-cycles>47</meta:editing-cycles>
    <meta:generator>LibreOffice/6.3.4.2$MacOSX_X86_64 LibreOffice_project/60da17e045e08f1793c57c00ba83cdfce946d0aa</meta:generator>
    <meta:document-statistic meta:table-count="0" meta:image-count="0" meta:object-count="0" meta:page-count="18" meta:paragraph-count="272" meta:word-count="1883" meta:character-count="12401" meta:non-whitespace-character-count="10553"/>
  </office:meta>
</office:document-meta>
</file>